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30000008DB643D2C7360249B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Mono CJK SC1" svg:font-family="'Noto Sans Mono CJK SC'"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table-properties style:width="16.921cm" fo:margin-left="0.092cm" table:align="left" style:may-break-between-rows="false"/>
    </style:style>
    <style:style style:name="Tabla2.A" style:family="table-column">
      <style:table-column-properties style:column-width="3.512cm"/>
    </style:style>
    <style:style style:name="Tabla2.B" style:family="table-column">
      <style:table-column-properties style:column-width="13.409cm"/>
    </style:style>
    <style:style style:name="Tabla2.A1" style:family="table-cell">
      <style:table-cell-properties fo:padding="0.101cm" fo:border="none"/>
    </style:style>
    <style:style style:name="P1" style:family="paragraph" style:parent-style-name="Standard">
      <style:text-properties officeooo:paragraph-rsid="001e8368"/>
    </style:style>
    <style:style style:name="P2" style:family="paragraph" style:parent-style-name="Standard">
      <style:text-properties officeooo:rsid="0042e0c7" officeooo:paragraph-rsid="003596bd"/>
    </style:style>
    <style:style style:name="P3" style:family="paragraph" style:parent-style-name="Standard">
      <style:text-properties fo:font-size="16pt" officeooo:rsid="00161eec" officeooo:paragraph-rsid="00661cfa" style:font-size-asian="16pt" style:font-size-complex="16pt"/>
    </style:style>
    <style:style style:name="P4" style:family="paragraph" style:parent-style-name="Standard">
      <style:text-properties officeooo:paragraph-rsid="0067ade1"/>
    </style:style>
    <style:style style:name="P5" style:family="paragraph" style:parent-style-name="Standard">
      <style:text-properties officeooo:rsid="006bd582"/>
    </style:style>
    <style:style style:name="P6" style:family="paragraph" style:parent-style-name="Standard">
      <style:text-properties officeooo:rsid="006bd582" officeooo:paragraph-rsid="006bd582"/>
    </style:style>
    <style:style style:name="P7" style:family="paragraph" style:parent-style-name="Standard">
      <style:text-properties officeooo:rsid="006bd582" officeooo:paragraph-rsid="00703a4c"/>
    </style:style>
    <style:style style:name="P8" style:family="paragraph" style:parent-style-name="Standard">
      <style:text-properties officeooo:rsid="006ce217" officeooo:paragraph-rsid="006ce217"/>
    </style:style>
    <style:style style:name="P9" style:family="paragraph" style:parent-style-name="Standard">
      <style:text-properties officeooo:rsid="007c2c4f" officeooo:paragraph-rsid="007c2c4f"/>
    </style:style>
    <style:style style:name="P10" style:family="paragraph" style:parent-style-name="Standard">
      <style:text-properties officeooo:rsid="007d82ea" officeooo:paragraph-rsid="007d82ea"/>
    </style:style>
    <style:style style:name="P11" style:family="paragraph" style:parent-style-name="Standard">
      <style:text-properties officeooo:rsid="0086b42c" officeooo:paragraph-rsid="0086b42c"/>
    </style:style>
    <style:style style:name="P12" style:family="paragraph" style:parent-style-name="Standard">
      <style:text-properties officeooo:rsid="0088844b" officeooo:paragraph-rsid="0088844b"/>
    </style:style>
    <style:style style:name="P13" style:family="paragraph" style:parent-style-name="Standard">
      <style:text-properties officeooo:rsid="008a7f25" officeooo:paragraph-rsid="008a7f25"/>
    </style:style>
    <style:style style:name="P14" style:family="paragraph" style:parent-style-name="Standard">
      <style:text-properties officeooo:rsid="008b4e7d" officeooo:paragraph-rsid="008b4e7d"/>
    </style:style>
    <style:style style:name="P15" style:family="paragraph" style:parent-style-name="Standard">
      <style:text-properties officeooo:rsid="008cf7a3" officeooo:paragraph-rsid="008cf7a3"/>
    </style:style>
    <style:style style:name="P16" style:family="paragraph" style:parent-style-name="Standard">
      <style:text-properties officeooo:rsid="008f7d3c" officeooo:paragraph-rsid="008f7d3c"/>
    </style:style>
    <style:style style:name="P17" style:family="paragraph" style:parent-style-name="Standard">
      <style:text-properties officeooo:rsid="00931f6f" officeooo:paragraph-rsid="00931f6f"/>
    </style:style>
    <style:style style:name="P18" style:family="paragraph" style:parent-style-name="Standard">
      <style:text-properties officeooo:rsid="002d5d1d"/>
    </style:style>
    <style:style style:name="P19" style:family="paragraph" style:parent-style-name="Standard">
      <style:text-properties officeooo:rsid="0097f619" officeooo:paragraph-rsid="0097f619"/>
    </style:style>
    <style:style style:name="P20" style:family="paragraph" style:parent-style-name="Standard">
      <style:text-properties officeooo:rsid="009ad5d9" officeooo:paragraph-rsid="009ad5d9"/>
    </style:style>
    <style:style style:name="P21" style:family="paragraph" style:parent-style-name="Standard">
      <style:text-properties officeooo:rsid="009e1281" officeooo:paragraph-rsid="009e1281"/>
    </style:style>
    <style:style style:name="P22" style:family="paragraph" style:parent-style-name="Standard">
      <style:text-properties officeooo:rsid="009f1bb6" officeooo:paragraph-rsid="009f1bb6"/>
    </style:style>
    <style:style style:name="P23" style:family="paragraph" style:parent-style-name="Standard">
      <style:text-properties officeooo:rsid="00a36883" officeooo:paragraph-rsid="00a36883"/>
    </style:style>
    <style:style style:name="P24" style:family="paragraph" style:parent-style-name="Standard">
      <style:text-properties officeooo:rsid="00acc404" officeooo:paragraph-rsid="00acc404"/>
    </style:style>
    <style:style style:name="P25" style:family="paragraph" style:parent-style-name="Text_20_body">
      <style:text-properties fo:font-size="10pt" officeooo:rsid="00215314" officeooo:paragraph-rsid="0067ade1" style:font-size-asian="10pt" style:font-size-complex="10pt"/>
    </style:style>
    <style:style style:name="P26" style:family="paragraph" style:parent-style-name="Text_20_body">
      <style:text-properties fo:font-size="10pt" officeooo:paragraph-rsid="0067ade1" style:font-size-asian="10pt" style:font-size-complex="10pt"/>
    </style:style>
    <style:style style:name="P27" style:family="paragraph" style:parent-style-name="Table_20_Contents">
      <style:text-properties officeooo:paragraph-rsid="0067ade1"/>
    </style:style>
    <style:style style:name="P28" style:family="paragraph" style:parent-style-name="Código">
      <style:text-properties officeooo:rsid="007c2c4f" officeooo:paragraph-rsid="007c2c4f"/>
    </style:style>
    <style:style style:name="P29" style:family="paragraph" style:parent-style-name="Código">
      <style:text-properties officeooo:paragraph-rsid="008b4e7d"/>
    </style:style>
    <style:style style:name="P30" style:family="paragraph" style:parent-style-name="Código">
      <style:text-properties officeooo:paragraph-rsid="008d7f03"/>
    </style:style>
    <style:style style:name="P31" style:family="paragraph" style:parent-style-name="Código">
      <style:text-properties officeooo:paragraph-rsid="0090dbf0"/>
    </style:style>
    <style:style style:name="P32" style:family="paragraph" style:parent-style-name="Código">
      <style:text-properties officeooo:rsid="0099e488" officeooo:paragraph-rsid="0099e488"/>
    </style:style>
    <style:style style:name="P33" style:family="paragraph" style:parent-style-name="Código">
      <style:text-properties officeooo:rsid="0099e488" officeooo:paragraph-rsid="009bec15"/>
    </style:style>
    <style:style style:name="P34" style:family="paragraph" style:parent-style-name="Código">
      <style:text-properties officeooo:paragraph-rsid="009d2217"/>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Heading_20_3">
      <style:text-properties officeooo:rsid="005ee661" officeooo:paragraph-rsid="005ee661"/>
    </style:style>
    <style:style style:name="P37" style:family="paragraph" style:parent-style-name="Heading_20_3">
      <style:text-properties officeooo:rsid="0095d8a6" officeooo:paragraph-rsid="005ee661"/>
    </style:style>
    <style:style style:name="P38" style:family="paragraph" style:parent-style-name="Heading_20_3">
      <style:text-properties officeooo:rsid="00a1a8a2" officeooo:paragraph-rsid="00a1a8a2"/>
    </style:style>
    <style:style style:name="P39" style:family="paragraph" style:parent-style-name="Standard" style:list-style-name="L1">
      <style:text-properties officeooo:rsid="006bd582" officeooo:paragraph-rsid="006bd582"/>
    </style:style>
    <style:style style:name="P40" style:family="paragraph" style:parent-style-name="Standard" style:list-style-name="L2">
      <style:text-properties officeooo:rsid="007c2c4f" officeooo:paragraph-rsid="007c2c4f"/>
    </style:style>
    <style:style style:name="P41" style:family="paragraph" style:parent-style-name="Standard" style:list-style-name="L2">
      <style:text-properties officeooo:rsid="00703a4c" officeooo:paragraph-rsid="00703a4c"/>
    </style:style>
    <style:style style:name="P42" style:family="paragraph" style:parent-style-name="Standard" style:list-style-name="L2">
      <style:text-properties officeooo:rsid="009f1bb6" officeooo:paragraph-rsid="009f1bb6"/>
    </style:style>
    <style:style style:name="P43" style:family="paragraph" style:parent-style-name="Standard" style:list-style-name="L2">
      <style:text-properties officeooo:rsid="00a369c3" officeooo:paragraph-rsid="00a369c3"/>
    </style:style>
    <style:style style:name="P44" style:family="paragraph" style:parent-style-name="Standard" style:list-style-name="L4"/>
    <style:style style:name="P45" style:family="paragraph" style:parent-style-name="Standard">
      <style:text-properties officeooo:paragraph-rsid="00b40ad5"/>
    </style:style>
    <style:style style:name="P46" style:family="paragraph" style:parent-style-name="Standard">
      <style:text-properties officeooo:rsid="0079396e" officeooo:paragraph-rsid="00b56109"/>
    </style:style>
    <style:style style:name="P47" style:family="paragraph" style:parent-style-name="Text_20_body" style:list-style-name="L3"/>
    <style:style style:name="P48" style:family="paragraph" style:parent-style-name="Text_20_body" style:list-style-name="L3">
      <style:paragraph-properties fo:margin-top="0cm" fo:margin-bottom="0cm" loext:contextual-spacing="false"/>
    </style:style>
    <style:style style:name="P49" style:family="paragraph" style:parent-style-name="Text_20_body" style:list-style-name="L4">
      <style:paragraph-properties fo:margin-top="0cm" fo:margin-bottom="0cm" loext:contextual-spacing="false"/>
      <style:text-properties officeooo:rsid="00a1a8a2" officeooo:paragraph-rsid="00ad426f"/>
    </style:style>
    <style:style style:name="P50" style:family="paragraph" style:parent-style-name="Text_20_body" style:list-style-name="L4">
      <style:paragraph-properties fo:margin-top="0cm" fo:margin-bottom="0cm" loext:contextual-spacing="false"/>
      <style:text-properties officeooo:rsid="00ae0306" officeooo:paragraph-rsid="00ae0306"/>
    </style:style>
    <style:style style:name="T1" style:family="text">
      <style:text-properties officeooo:rsid="0018a748"/>
    </style:style>
    <style:style style:name="T2" style:family="text">
      <style:text-properties officeooo:rsid="005ee661"/>
    </style:style>
    <style:style style:name="T3" style:family="text">
      <style:text-properties officeooo:rsid="002520fe"/>
    </style:style>
    <style:style style:name="T4" style:family="text">
      <style:text-properties officeooo:rsid="0011a93d"/>
    </style:style>
    <style:style style:name="T5" style:family="text">
      <style:text-properties officeooo:rsid="00215314"/>
    </style:style>
    <style:style style:name="T6" style:family="text">
      <style:text-properties officeooo:rsid="006bd582"/>
    </style:style>
    <style:style style:name="T7" style:family="text">
      <style:text-properties officeooo:rsid="006ce217"/>
    </style:style>
    <style:style style:name="T8" style:family="text">
      <style:text-properties officeooo:rsid="006dc613"/>
    </style:style>
    <style:style style:name="T9" style:family="text">
      <style:text-properties officeooo:rsid="006edcf9"/>
    </style:style>
    <style:style style:name="T10" style:family="text">
      <style:text-properties officeooo:rsid="0079396e"/>
    </style:style>
    <style:style style:name="T11" style:family="text">
      <style:text-properties officeooo:rsid="007ad054"/>
    </style:style>
    <style:style style:name="T12" style:family="text">
      <style:text-properties officeooo:rsid="007d82ea"/>
    </style:style>
    <style:style style:name="T13" style:family="text">
      <style:text-properties officeooo:rsid="007e5075"/>
    </style:style>
    <style:style style:name="T14" style:family="text">
      <style:text-properties officeooo:rsid="007f45ef"/>
    </style:style>
    <style:style style:name="T15" style:family="text">
      <style:text-properties officeooo:rsid="008456db"/>
    </style:style>
    <style:style style:name="T16" style:family="text">
      <style:text-properties officeooo:rsid="0084fb33"/>
    </style:style>
    <style:style style:name="T17" style:family="text">
      <style:text-properties officeooo:rsid="008841db"/>
    </style:style>
    <style:style style:name="T18" style:family="text">
      <style:text-properties officeooo:rsid="0088844b"/>
    </style:style>
    <style:style style:name="T19" style:family="text">
      <style:text-properties officeooo:rsid="008cc4c5"/>
    </style:style>
    <style:style style:name="T20" style:family="text">
      <style:text-properties fo:font-size="12pt" style:font-size-asian="12pt" style:font-size-complex="12pt"/>
    </style:style>
    <style:style style:name="T21" style:family="text">
      <style:text-properties fo:font-size="12pt" officeooo:rsid="008cc4c5" style:font-size-asian="12pt" style:font-size-complex="12pt"/>
    </style:style>
    <style:style style:name="T22" style:family="text">
      <style:text-properties officeooo:rsid="008d7f03"/>
    </style:style>
    <style:style style:name="T23" style:family="text">
      <style:text-properties officeooo:rsid="0090dbf0"/>
    </style:style>
    <style:style style:name="T24" style:family="text">
      <style:text-properties officeooo:rsid="0091a3d4"/>
    </style:style>
    <style:style style:name="T25" style:family="text">
      <style:text-properties officeooo:rsid="00931f6f"/>
    </style:style>
    <style:style style:name="T26" style:family="text">
      <style:text-properties officeooo:rsid="00703a4c"/>
    </style:style>
    <style:style style:name="T27" style:family="text">
      <style:text-properties officeooo:rsid="0094f65d"/>
    </style:style>
    <style:style style:name="T28" style:family="text">
      <style:text-properties officeooo:rsid="0099372a"/>
    </style:style>
    <style:style style:name="T29" style:family="text">
      <style:text-properties officeooo:rsid="0099e488"/>
    </style:style>
    <style:style style:name="T30" style:family="text">
      <style:text-properties officeooo:rsid="009ad5d9"/>
    </style:style>
    <style:style style:name="T31" style:family="text">
      <style:text-properties officeooo:rsid="009bec15"/>
    </style:style>
    <style:style style:name="T32" style:family="text">
      <style:text-properties officeooo:rsid="009cd39e"/>
    </style:style>
    <style:style style:name="T33" style:family="text">
      <style:text-properties officeooo:rsid="009d2217"/>
    </style:style>
    <style:style style:name="T34" style:family="text">
      <style:text-properties officeooo:rsid="009d2882"/>
    </style:style>
    <style:style style:name="T35" style:family="text">
      <style:text-properties officeooo:rsid="009ff294"/>
    </style:style>
    <style:style style:name="T36" style:family="text">
      <style:text-properties officeooo:rsid="00a422ff"/>
    </style:style>
    <style:style style:name="T37" style:family="text">
      <style:text-properties officeooo:rsid="00a4b63a"/>
    </style:style>
    <style:style style:name="T38" style:family="text">
      <style:text-properties officeooo:rsid="00a4bbde"/>
    </style:style>
    <style:style style:name="T39" style:family="text">
      <style:text-properties officeooo:rsid="00a59d0b"/>
    </style:style>
    <style:style style:name="T40" style:family="text">
      <style:text-properties officeooo:rsid="00a5a08e"/>
    </style:style>
    <style:style style:name="T41" style:family="text">
      <style:text-properties officeooo:rsid="00a88cbe"/>
    </style:style>
    <style:style style:name="T42" style:family="text">
      <style:text-properties fo:font-style="italic" officeooo:rsid="00a88cbe" style:font-style-asian="italic" style:font-style-complex="italic"/>
    </style:style>
    <style:style style:name="T43" style:family="text">
      <style:text-properties fo:font-style="italic" officeooo:rsid="007d82ea" style:font-style-asian="italic" style:font-style-complex="italic"/>
    </style:style>
    <style:style style:name="T44" style:family="text">
      <style:text-properties officeooo:rsid="00aa3ee6"/>
    </style:style>
    <style:style style:name="T45" style:family="text">
      <style:text-properties officeooo:rsid="00acc404"/>
    </style:style>
    <style:style style:name="T46" style:family="text">
      <style:text-properties officeooo:rsid="00ad426f"/>
    </style:style>
    <style:style style:name="T47" style:family="text">
      <style:text-properties officeooo:rsid="00b40ad5"/>
    </style:style>
    <style:style style:name="T48" style:family="text">
      <style:text-properties officeooo:rsid="00b56109"/>
    </style:style>
    <style:style style:name="T49" style:family="text">
      <style:text-properties officeooo:rsid="00b66ccd"/>
    </style:style>
    <style:style style:name="T50" style:family="text">
      <style:text-properties officeooo:rsid="00b6a019"/>
    </style:style>
    <style:style style:name="T51" style:family="text">
      <style:text-properties officeooo:rsid="00b715e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text:span text:style-name="T3">Curso Básico de </text:span>Python</text:p>
      <text:p text:style-name="Standard"/>
      <text:p text:style-name="Title"><text:span text:style-name="T47">7</text:span><text:span text:style-name="T1">. </text:span><text:span text:style-name="T6">Entrada y salid</text:span><text:span text:style-name="T2">a</text:span></text:p>
      <text:p text:style-name="Standard"/>
      <text:table-of-content text:style-name="Sect1" text:protected="true" text:name="Sumario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Contenido</text:p>
          </text:index-title>
          <text:p text:style-name="P35"><text:a xlink:type="simple" xlink:href="#__RefHeading___Toc11369_3545566123" text:style-name="Index_20_Link" text:visited-style-name="Index_20_Link">1 Salida simple<text:tab/>1</text:a></text:p>
          <text:p text:style-name="P35"><text:a xlink:type="simple" xlink:href="#__RefHeading___Toc580_3880276478" text:style-name="Index_20_Link" text:visited-style-name="Index_20_Link">2 El método format<text:tab/>2</text:a></text:p>
          <text:p text:style-name="P35"><text:a xlink:type="simple" xlink:href="#__RefHeading___Toc11371_3545566123" text:style-name="Index_20_Link" text:visited-style-name="Index_20_Link">3 Manejo de archivos<text:tab/>3</text:a></text:p>
          <text:p text:style-name="P35"><text:a xlink:type="simple" xlink:href="#__RefHeading___Toc1290_1165097524" text:style-name="Index_20_Link" text:visited-style-name="Index_20_Link">4 Serialización de objetos con pickle<text:tab/>5</text:a></text:p>
          <text:p text:style-name="P35"><text:a xlink:type="simple" xlink:href="#__RefHeading___Toc1088_635396442" text:style-name="Index_20_Link" text:visited-style-name="Index_20_Link">5 Ejercicios<text:tab/>5</text:a></text:p>
        </text:index-body>
      </text:table-of-content>
      <text:p text:style-name="Standard"/>
      <text:p text:style-name="P5">Python ofrece diversas formas de presentar la salida de un programa en un formato fácilmente legible. También es posible grabar y leer desde archivos. En este capítulo examinamos estas técnicas.</text:p>
      <text:p text:style-name="Standard"/>
      <text:p text:style-name="Standard">Lecturas recomendadas:</text:p>
      <text:list xml:id="list3146367836" text:style-name="L1">
        <text:list-item>
          <text:p text:style-name="P39"><text:a xlink:type="simple" xlink:href="https://docs.python.org/es/3/tutorial/inputoutput.html" text:style-name="Internet_20_link" text:visited-style-name="Visited_20_Internet_20_Link">Entrada y salida</text:a> en el <text:s/><text:a xlink:type="simple" xlink:href="https://docs.python.org/es/3/tutorial/" text:style-name="Internet_20_link" text:visited-style-name="Visited_20_Internet_20_Link">Tutorial de Python</text:a>.</text:p>
        </text:list-item>
      </text:list>
      <text:p text:style-name="P6"/>
      <text:p text:style-name="P10">Referencias<text:span text:style-name="T13"> para consulta</text:span>:</text:p>
      <text:list xml:id="list3946521086" text:style-name="L2">
        <text:list-item>
          <text:p text:style-name="P40"><text:span text:style-name="T12">Python Docs. </text:span><text:span text:style-name="T13">Tipos integrados, </text:span><text:a xlink:type="simple" xlink:href="https://docs.python.org/es/3/library/stdtypes.html#text-sequence-type-str" text:style-name="Internet_20_link" text:visited-style-name="Visited_20_Internet_20_Link"><text:span text:style-name="T13">Cadenas de caracteres</text:span></text:a><text:a xlink:type="simple" xlink:href="https://docs.python.org/es/3/library/stdtypes.html#text-sequence-type-str" text:style-name="Internet_20_link" text:visited-style-name="Visited_20_Internet_20_Link"><text:span text:style-name="T12"> - </text:span></text:a><text:a xlink:type="simple" xlink:href="https://docs.python.org/es/3/library/stdtypes.html#text-sequence-type-str" text:style-name="Internet_20_link" text:visited-style-name="Visited_20_Internet_20_Link"><text:span text:style-name="Source_20_Text"><text:span text:style-name="T12">str</text:span></text:span></text:a><text:span text:style-name="T12">, el tipo </text:span><text:span text:style-name="Source_20_Text"><text:span text:style-name="T12">str</text:span></text:span><text:span text:style-name="T12"> y sus métodos.</text:span></text:p>
        </text:list-item>
        <text:list-item>
          <text:p text:style-name="P41"><text:span text:style-name="T12">Python Docs. </text:span><text:a xlink:type="simple" xlink:href="https://docs.python.org/es/3/library/string.html" text:style-name="Internet_20_link" text:visited-style-name="Visited_20_Internet_20_Link"><text:span text:style-name="Source_20_Text">string</text:span></text:a><text:a xlink:type="simple" xlink:href="https://docs.python.org/es/3/library/string.html" text:style-name="Internet_20_link" text:visited-style-name="Visited_20_Internet_20_Link"> - </text:a><text:a xlink:type="simple" xlink:href="https://docs.python.org/es/3/library/string.html" text:style-name="Internet_20_link" text:visited-style-name="Visited_20_Internet_20_Link"><text:span text:style-name="T13">operaciones comunes de cadenas de caracteres</text:span></text:a>,<text:span text:style-name="T12"> </text:span><text:span text:style-name="T13">sintaxis de </text:span><text:span text:style-name="Source_20_Text"><text:span text:style-name="T13">format</text:span></text:span><text:span text:style-name="T13"> para </text:span><text:span text:style-name="T47">presentar</text:span><text:span text:style-name="T13"> las</text:span><text:span text:style-name="T12"> cadenas</text:span><text:span text:style-name="T13"> de caracteres</text:span><text:span text:style-name="T12">. </text:span></text:p>
        </text:list-item>
        <text:list-item>
          <text:p text:style-name="P42">Python Docs. Funciones incorporadas, <text:a xlink:type="simple" xlink:href="https://docs.python.org/es/3/library/functions.html#open" text:style-name="Internet_20_link" text:visited-style-name="Visited_20_Internet_20_Link"><text:span text:style-name="Source_20_Text">open</text:span></text:a>, abrir archivos para lectura y escritura.</text:p>
        </text:list-item>
        <text:list-item>
          <text:p text:style-name="P43">Python Docs. <text:a xlink:type="simple" xlink:href="https://docs.python.org/es/3/library/pickle.html" text:style-name="Internet_20_link" text:visited-style-name="Visited_20_Internet_20_Link"><text:span text:style-name="Source_20_Text">pickle</text:span></text:a><text:a xlink:type="simple" xlink:href="https://docs.python.org/es/3/library/pickle.html" text:style-name="Internet_20_link" text:visited-style-name="Visited_20_Internet_20_Link">, serialización de objetos en Python</text:a>.</text:p>
        </text:list-item>
      </text:list>
      <text:p text:style-name="P7"/>
      <text:h text:style-name="P36" text:outline-level="3"><text:bookmark-start text:name="__RefHeading___Toc11369_3545566123"/><text:span text:style-name="T9">S</text:span><text:span text:style-name="T6">alida</text:span><text:span text:style-name="T9"> simple</text:span><text:bookmark-end text:name="__RefHeading___Toc11369_3545566123"/></text:h>
      <text:p text:style-name="P45"><text:span text:style-name="T7">Hasta ahora hemos la función </text:span><text:span text:style-name="Source_20_Text"><text:span text:style-name="T7">print</text:span></text:span><text:span text:style-name="T47"> </text:span><text:span text:style-name="T7">usado para mostrar la salida </text:span><text:span text:style-name="T47">:</text:span></text:p>
      <text:p text:style-name="Código">print(...)</text:p>
      <text:p text:style-name="Código"><text:s text:c="4"/>print(value, ..., sep=' ', end='\n', file=sys.stdout, flush=False)</text:p>
      <text:p text:style-name="P8"><text:span text:style-name="T10">La función </text:span><text:span text:style-name="Source_20_Text"><text:span text:style-name="T10">print</text:span></text:span><text:span text:style-name="T10"> i</text:span>mprime el o los valores indicados<text:span text:style-name="T10"> como argumentos</text:span><text:span text:style-name="T16">; convierte distintos tipos de datos a </text:span><text:span text:style-name="Source_20_Text"><text:span text:style-name="T16">string</text:span></text:span>. El separador <text:span text:style-name="Source_20_Text">sep</text:span> es por defecto un espacio, pero puede indicarse otro caracter. La impresión termina con el caracter<text:span text:style-name="T10"> indicado en</text:span> <text:span text:style-name="Source_20_Text">end</text:span>, <text:span text:style-name="T10">por defecto </text:span>un cambio de línea, pero puede indicarse un espacio u otro caracter. La salida es el flujo de salida del sistema <text:span text:style-name="Source_20_Text">sys.stdout</text:span>, normalmente asignado a la pantalla, pero puede indicarse otro<text:span text:style-name="T48">. L</text:span>a opción <text:span text:style-name="Source_20_Text">flush</text:span> fuerza la descarga hacia el flujo de salida.<text:span text:style-name="T8"> Algunos ejemplos:</text:span></text:p>
      <text:p text:style-name="P8"/>
      <text:p text:style-name="Código">&gt;&gt;&gt; print("cadena caracteres", 3.33, 42, 1+3j, True, False, None, sep="; ")</text:p>
      <text:p text:style-name="Código">cadena caracteres; 3.33; 42; (1+3j); True; False; None</text:p>
      <text:p text:style-name="Código">&gt;&gt;&gt; for i in range(2,10,2):</text:p>
      <text:p text:style-name="Código"><text:tab/>print(i, end=", ")</text:p>
      <text:p text:style-name="Código"><text:tab/></text:p>
      <text:p text:style-name="Código">2, 4, 6, 8, </text:p>
      <text:p text:style-name="P8"/>
      <text:p text:style-name="P46">La función <text:span text:style-name="Source_20_Text">repr</text:span> devuelve <text:span text:style-name="T48">una cadena de caracteres como </text:span>representación canónica<text:span text:style-name="T48"> </text:span>de un objeto<text:span text:style-name="T12">; la </text:span><text:span text:style-name="T43">representación canónica</text:span><text:span text:style-name="T12"> es</text:span> una<text:span text:style-name="T48"> </text:span>representación<text:span text:style-name="T48"> </text:span>estándar <text:span text:style-name="T48">vinculada a la forma</text:span> trabajo interno del <text:soft-page-break/>sistema.<text:span text:style-name="T11"> En lo siguientes ejemplos, </text:span><text:span text:style-name="Source_20_Text"><text:span text:style-name="T11">print</text:span></text:span><text:span text:style-name="T11"> muestra un formato legible, </text:span><text:span text:style-name="Source_20_Text"><text:span text:style-name="T11">repr</text:span></text:span><text:span text:style-name="T11"> destaca el carácter de cadena de caracteres</text:span><text:span text:style-name="T19"> incluyendo comillas</text:span><text:span text:style-name="T11"> y </text:span><text:span text:style-name="T19">mantiene </text:span><text:span text:style-name="T11">\n </text:span><text:span text:style-name="T19">sin interpretar</text:span><text:span text:style-name="T11">:</text:span></text:p>
      <text:p text:style-name="Código">&gt;&gt;&gt; print(0.23)</text:p>
      <text:p text:style-name="Código">0.23</text:p>
      <text:p text:style-name="Código">&gt;&gt;&gt; repr(0.23)</text:p>
      <text:p text:style-name="Código">'0.23'</text:p>
      <text:p text:style-name="Código">&gt;&gt;&gt; print("cadena de caracteres\nen dos líneas")</text:p>
      <text:p text:style-name="Código">cadena de caracteres</text:p>
      <text:p text:style-name="Código">en dos líneas</text:p>
      <text:p text:style-name="Código">&gt;&gt;&gt; repr("cadena de caracteres\nen dos líneas")</text:p>
      <text:p text:style-name="Código">"'cadena de caracteres\\nen dos líneas'"</text:p>
      <text:p text:style-name="P9">Las funciones de formato de cadenas permiten presentar salidas prolijas, como una tabla con ancho de columna fijo:</text:p>
      <text:p text:style-name="Código">&gt;&gt;&gt; for x in range(0,10):</text:p>
      <text:p text:style-name="Código"><text:tab/>print(str(x).rjust(10), str(x*x).rjust(10), str(x*x*x).rjust(10))</text:p>
      <text:p text:style-name="Código"/>
      <text:p text:style-name="Código"><text:s text:c="9"/>0 <text:s text:c="9"/>0 <text:s text:c="9"/>0</text:p>
      <text:p text:style-name="Código"><text:s text:c="9"/>1 <text:s text:c="9"/>1 <text:s text:c="9"/>1</text:p>
      <text:p text:style-name="Código"><text:s text:c="9"/>2 <text:s text:c="9"/>4 <text:s text:c="9"/>8</text:p>
      <text:p text:style-name="Código"><text:s text:c="9"/>3 <text:s text:c="9"/>9 <text:s text:c="8"/>27</text:p>
      <text:p text:style-name="P28"><text:s text:c="7"/>...</text:p>
      <text:p text:style-name="Código"><text:s text:c="9"/>8 <text:s text:c="8"/>64 <text:s text:c="7"/>512</text:p>
      <text:p text:style-name="Código"><text:s text:c="9"/>9 <text:s text:c="8"/>81 <text:s text:c="7"/>729</text:p>
      <text:p text:style-name="Standard"/>
      <text:h text:style-name="Heading_20_3" text:outline-level="3"><text:bookmark-start text:name="__RefHeading___Toc580_3880276478"/><text:span text:style-name="T19">El método </text:span><text:span text:style-name="Source_20_Text"><text:span text:style-name="T21">format</text:span></text:span><text:bookmark-end text:name="__RefHeading___Toc580_3880276478"/></text:h>
      <text:p text:style-name="Standard"><text:span text:style-name="T14">El método </text:span><text:span text:style-name="Source_20_Text"><text:span text:style-name="T14">str.</text:span></text:span><text:span text:style-name="Source_20_Text">format</text:span><text:span text:style-name="T14"> permite presentar cadenas de caracteres a partir de parámetros </text:span><text:span text:style-name="T15">con variedad de opciones para los distintos tipos de datos.</text:span></text:p>
      <text:p text:style-name="Standard"/>
      <text:p text:style-name="Standard">Parámetros posicionales:</text:p>
      <text:p text:style-name="Código">&gt;&gt;&gt; "{} de {} formateada con {}".format("cadena", "caracteres", "format")</text:p>
      <text:p text:style-name="Código">'cadena de caracteres formateada con format'</text:p>
      <text:p text:style-name="P11"><text:span text:style-name="T17">P</text:span>arámetros nominados<text:span text:style-name="T18"> por posición</text:span><text:span text:style-name="T17">:</text:span></text:p>
      <text:p text:style-name="Código"><text:span text:style-name="Source_20_Text">&gt;&gt;&gt; "el {0} {1} al {2} con un {3}".</text:span><text:span text:style-name="Source_20_Text"><text:span text:style-name="T23">\<text:tab/></text:span></text:span><text:span text:style-name="Source_20_Text">format('policía','atrapó','ladrón','telescopio')</text:span></text:p>
      <text:p text:style-name="Código"><text:span text:style-name="Source_20_Text">'el policía atrapó al ladrón con un telescopio'</text:span></text:p>
      <text:p text:style-name="P31"><text:span text:style-name="Source_20_Text">&gt;&gt;&gt; "el {0} {1} al {2} con un {3}".</text:span><text:span text:style-name="Source_20_Text"><text:span text:style-name="T23">\</text:span></text:span></text:p>
      <text:p text:style-name="P31"><text:span text:style-name="Source_20_Text"><text:span text:style-name="T23"><text:tab/></text:span></text:span><text:span text:style-name="Source_20_Text">format('Cholo','corrió','hermano','palo')</text:span></text:p>
      <text:p text:style-name="Código"><text:span text:style-name="Source_20_Text">'el Cholo corrió al hermano con un palo'</text:span></text:p>
      <text:p text:style-name="P12">Parámetros nominados por posición y palabra clave:</text:p>
      <text:p text:style-name="Código">&gt;&gt;&gt; "la {0} {1} de {material} es {color}".<text:span text:style-name="T18">\<text:tab/></text:span>format('casa','nueva',material='madera',color='blanca')</text:p>
      <text:p text:style-name="Código">'la casa nueva de madera es blanca'</text:p>
      <text:p text:style-name="Código">&gt;&gt;&gt; "la {material} de la {1} {0} es {color}".<text:span text:style-name="T18">\<text:tab/></text:span>format('casa','nueva',material='madera',color='blanca')</text:p>
      <text:p text:style-name="Código">'la madera de la nueva casa es blanca'</text:p>
      <text:p text:style-name="P13">El formato numérico permite indicar el ancho total y la cantidad de decimales<text:span text:style-name="T24">, así como si el número es entero 'd' o de punto flotante 'f'</text:span>:</text:p>
      <text:p text:style-name="Código">&gt;&gt;&gt; '{0} {1:10d} {2:10.2f}'.format("anchos 20-10-10 ---&gt;", 2367, 123.4567)</text:p>
      <text:p text:style-name="Código">'anchos 20-10-10 ---&gt; <text:s text:c="6"/>2367 <text:s text:c="4"/>123.46'</text:p>
      <text:p text:style-name="P14">Tabla con anchos de columna fijos y formato numérico:</text:p>
      <text:p text:style-name="Código">&gt;&gt;&gt; factura = [ ['clavo', 0.50, 10], ['tornillo',1.50, 5] ]</text:p>
      <text:p text:style-name="Código"><text:soft-page-break/>&gt;&gt;&gt; print('{0}{1}{2}{3}'.format('item'.rjust(10),'p/unit'.rjust(10),'cant'.rjust(10),'subtotal'.rjust(10)))</text:p>
      <text:p text:style-name="Código"><text:s text:c="6"/>item <text:s text:c="3"/>p/unit <text:s text:c="5"/>cant <text:s/>subtotal</text:p>
      <text:p text:style-name="Código">&gt;&gt;&gt; for lin in factura:</text:p>
      <text:p text:style-name="P29"><text:tab/>print('{0}{1:10}{2:10.2f}{3:10.2f}'.format(lin[0].rjust(10),lin[1],lin[2], lin[1]*lin[2]))</text:p>
      <text:p text:style-name="P29"><text:tab/></text:p>
      <text:p text:style-name="Código"><text:s text:c="5"/>clavo <text:s text:c="6"/>0.5 <text:s text:c="4"/>10.00 <text:s text:c="5"/>5.00</text:p>
      <text:p text:style-name="Código"><text:s text:c="2"/>tornillo <text:s text:c="6"/>1.5 <text:s text:c="5"/>5.00 <text:s text:c="5"/>7.50</text:p>
      <text:p text:style-name="P15"><text:span text:style-name="T22">Acceso a los a</text:span>tributos de <text:span text:style-name="T22">los </text:span>argumentos:</text:p>
      <text:p text:style-name="P30">&gt;&gt;&gt; z = 3.11 + 2.214j</text:p>
      <text:p text:style-name="P30">&gt;&gt;&gt; 'complejo {0:13.3f}, real={0.real:6.3f}, imag={0.imag:6.3f}j'.format(z)</text:p>
      <text:p text:style-name="P30">'complejo <text:s/>3.110+2.214j, real= 3.110, imag= 2.214j'</text:p>
      <text:p text:style-name="P16">También es posible dar formato anteponiendo 'f' o 'F', con la misma sintaxis de <text:span text:style-name="Source_20_Text">format</text:span>:</text:p>
      <text:p text:style-name="Código">&gt;&gt;&gt; import math</text:p>
      <text:p text:style-name="Código">&gt;&gt;&gt; print(f'El valor aproximado de pi es {math.pi:.3f}.')</text:p>
      <text:p text:style-name="Código">El valor aproximado de pi es 3.142.</text:p>
      <text:p text:style-name="Código">&gt;&gt;&gt; telefonos = { 'Hugo':123, 'Paco':124, 'Luis':125}</text:p>
      <text:p text:style-name="Código">&gt;&gt;&gt; for nombre, interno in telefonos.items():</text:p>
      <text:p text:style-name="Código"><text:tab/>print(f'{nombre:10} ==&gt; {interno:10d}')</text:p>
      <text:p text:style-name="Código"/>
      <text:p text:style-name="Código">Hugo <text:s text:c="6"/>==&gt; <text:s text:c="7"/>123</text:p>
      <text:p text:style-name="Código">Paco <text:s text:c="6"/>==&gt; <text:s text:c="7"/>124</text:p>
      <text:p text:style-name="Código">Luis <text:s text:c="6"/>==&gt; <text:s text:c="7"/>125</text:p>
      <text:p text:style-name="P17">La sintaxis completa para formatos se puede ver en la documentación de Python, <text:a xlink:type="simple" xlink:href="https://docs.python.org/es/3/library/string.html" text:style-name="Internet_20_link" text:visited-style-name="Visited_20_Internet_20_Link"><text:span text:style-name="Source_20_Text"><text:span text:style-name="T26">string</text:span></text:span></text:a><text:a xlink:type="simple" xlink:href="https://docs.python.org/es/3/library/string.html" text:style-name="Internet_20_link" text:visited-style-name="Visited_20_Internet_20_Link"><text:span text:style-name="T26"> - </text:span></text:a><text:a xlink:type="simple" xlink:href="https://docs.python.org/es/3/library/string.html" text:style-name="Internet_20_link" text:visited-style-name="Visited_20_Internet_20_Link"><text:span text:style-name="T13">operaciones comunes de cadenas de caracteres</text:span></text:a>.</text:p>
      <text:p text:style-name="P16"/>
      <text:h text:style-name="P37" text:outline-level="3"><text:bookmark-start text:name="__RefHeading___Toc11371_3545566123"/>Manejo de archivos<text:bookmark-end text:name="__RefHeading___Toc11371_3545566123"/></text:h>
      <text:p text:style-name="P1"><text:span text:style-name="T33">El comando </text:span><text:span text:style-name="Source_20_Text"><text:span text:style-name="T33">open</text:span></text:span><text:span text:style-name="T33"> permite crear o abrir un archivo para lectura o escritura. Con </text:span><text:span text:style-name="Source_20_Text"><text:span text:style-name="T33">help("open")</text:span></text:span><text:span text:style-name="T33"> podemos ver la sintaxis completa. En su forma más simple:</text:span></text:p>
      <text:p text:style-name="P34">open(<text:span text:style-name="T33">"archivo", </text:span>mod<text:span text:style-name="T33">o</text:span>='r'<text:span text:style-name="T33">)</text:span></text:p>
      <text:p text:style-name="P1"><text:span text:style-name="T33">Abre un archivo y devuelve un flujo en el cual es posible escribir o leer. En caso de error levanta una excepción </text:span><text:span text:style-name="Source_20_Text">Raise OSError</text:span>.<text:span text:style-name="T33"> Los modos más comunes son:</text:span></text:p>
      <text:p text:style-name="P18"><text:span text:style-name="T33"><text:tab/></text:span> <text:span text:style-name="Source_20_Text">'r'</text:span> <text:s text:c="6"/><text:span text:style-name="T34">abre para lectura (opción por defecto</text:span>)<text:span text:style-name="T34">.</text:span></text:p>
      <text:p text:style-name="P18"><text:span text:style-name="T33"><text:tab/></text:span> <text:span text:style-name="Source_20_Text">'w'</text:span> <text:s text:c="6"/><text:span text:style-name="T34">abre para escritura, trunca el archivo si existe.</text:span></text:p>
      <text:p text:style-name="P18"><text:span text:style-name="T33"><text:tab/></text:span> <text:span text:style-name="Source_20_Text">'x'</text:span> <text:s text:c="6"/>crea<text:span text:style-name="T34"> un nuevo archivo y lo abre para escritura.</text:span></text:p>
      <text:p text:style-name="P18"><text:span text:style-name="T33"><text:tab/></text:span> <text:span text:style-name="Source_20_Text">'a'</text:span> <text:s text:c="6"/><text:span text:style-name="T34">abre para escritura agregando al final si el archivo ya existe.</text:span></text:p>
      <text:p text:style-name="P19"><text:span text:style-name="T33">El modo por defecto es </text:span><text:span text:style-name="Source_20_Text"><text:span text:style-name="T33">'</text:span></text:span><text:span text:style-name="Source_20_Text">rt</text:span><text:span text:style-name="Source_20_Text"><text:span text:style-name="T33">'</text:span></text:span><text:span text:style-name="T33">, lectura de texto.</text:span></text:p>
      <text:p text:style-name="P19"/>
      <text:p text:style-name="P21">Crear un archivo nuevo, agregar algunas líneas, y cerrarlo.<text:span text:style-name="T40"> </text:span></text:p>
      <text:p text:style-name="Código">&gt;&gt;&gt; zen_de_python = ["<text:span text:style-name="T28">=== </text:span>Zen de Python<text:span text:style-name="T28"> ===</text:span>", "Bello es mejor que feo", "Explícito es mejor que implícito", "Simple es mejor que complejo"]</text:p>
      <text:p text:style-name="Código">&gt;&gt;&gt; f = open("f_zen", "x") <text:s text:c="4"/># archivo nuevo para escritura</text:p>
      <text:p text:style-name="Código">&gt;&gt;&gt; for lin in zen_de_python:</text:p>
      <text:p text:style-name="Código"><text:tab/>f.write(lin<text:span text:style-name="T31"> + "\n"</text:span>) <text:s text:c="8"/># escribe línea<text:span text:style-name="T31">, agrega cambio de línea</text:span></text:p>
      <text:p text:style-name="Código"><text:tab/></text:p>
      <text:p text:style-name="Código">2<text:span text:style-name="T31">2</text:span></text:p>
      <text:p text:style-name="Código">2<text:span text:style-name="T31">3</text:span></text:p>
      <text:p text:style-name="Código">3<text:span text:style-name="T31">3</text:span></text:p>
      <text:p text:style-name="Código">2<text:span text:style-name="T31">9</text:span></text:p>
      <text:p text:style-name="Código">&gt;&gt;&gt; f.close()<text:span text:style-name="T29"> <text:s text:c="15"/></text:span><text:span text:style-name="T30"><text:s text:c="3"/></text:span><text:span text:style-name="T29"># cierra el archivo</text:span></text:p>
      <text:p text:style-name="P21">Abrir el archivo y agregar una línea al final; cerrar.</text:p>
      <text:p text:style-name="P32"><text:soft-page-break/>&gt;&gt;&gt; f = open("f_zen", "a") <text:s text:c="2"/><text:span text:style-name="T30"><text:s text:c="3"/></text:span># abre archivo para agregar</text:p>
      <text:p text:style-name="P32">&gt;&gt;&gt; f.write("Complejo es mejor que complicado"<text:span text:style-name="T31"> + "\n"</text:span>)<text:span text:style-name="T30"> <text:s/># agrega </text:span><text:span text:style-name="T31">al final</text:span></text:p>
      <text:p text:style-name="P32">3<text:span text:style-name="T31">3</text:span></text:p>
      <text:p text:style-name="P32">&gt;&gt;&gt; f.close()</text:p>
      <text:p text:style-name="P21">Abrir el archivo para lectura, leer todo su contenido en un texto único, cerrar.</text:p>
      <text:p text:style-name="P32">&gt;&gt;&gt; f = open("f_zen", "r") <text:s text:c="5"/># abre archivo para lectura</text:p>
      <text:p text:style-name="P32">&gt;&gt;&gt; txt = f.read()<text:span text:style-name="T30"> <text:s text:c="13"/># lee todo el archivo</text:span></text:p>
      <text:p text:style-name="P32">&gt;&gt;&gt; f.close()</text:p>
      <text:p text:style-name="P33">&gt;&gt;&gt; print(txt)</text:p>
      <text:p text:style-name="P33">=== Zen de Python ===</text:p>
      <text:p text:style-name="P33">Bello es mejor que feo</text:p>
      <text:p text:style-name="P33">Explícito es mejor que implícito</text:p>
      <text:p text:style-name="P33">Simple es mejor que complejo</text:p>
      <text:p text:style-name="P33">Complejo es mejor que complicado </text:p>
      <text:p text:style-name="P21">Abrir el archivo para lectura, leer por líneas generando una lista, cerrar.</text:p>
      <text:p text:style-name="P33">&gt;&gt;&gt; f = open("f_zen", "r")</text:p>
      <text:p text:style-name="P33">&gt;&gt;&gt; lines = f.readlines()<text:span text:style-name="T32"> <text:s text:c="6"/># lee </text:span><text:span text:style-name="T49">todas las </text:span><text:span text:style-name="T32">línea</text:span><text:span text:style-name="T49">s </text:span><text:span text:style-name="T32">en una lista</text:span></text:p>
      <text:p text:style-name="P33">&gt;&gt;&gt; f.close()</text:p>
      <text:p text:style-name="P33">&gt;&gt;&gt; print(lines)<text:span text:style-name="T32"> <text:s text:c="15"/># imprime </text:span><text:span text:style-name="T49">la </text:span><text:span text:style-name="T32">lista</text:span></text:p>
      <text:p text:style-name="P33">['=== Zen de Python ===\n', 'Bello es mejor que feo\n', 'Explícito es mejor que implícito\n', 'Simple es mejor que complejo\n', 'Complejo es mejor que complicado\n']</text:p>
      <text:p text:style-name="P2"/>
      <text:p text:style-name="P22"><text:span text:style-name="T35">Para la descipción completa de </text:span><text:span text:style-name="Source_20_Text"><text:span text:style-name="T35">open</text:span></text:span><text:span text:style-name="T35">, ver en </text:span>Documentaciòn Python<text:span text:style-name="T35">, </text:span>Funciones incorporadas, <text:a xlink:type="simple" xlink:href="https://docs.python.org/es/3/library/functions.html#open" text:style-name="Internet_20_link" text:visited-style-name="Visited_20_Internet_20_Link"><text:span text:style-name="Source_20_Text">open</text:span></text:a>.</text:p>
      <text:p text:style-name="P22"/>
      <text:p text:style-name="P23">El Zen de Python es un listado de los principios de diseño y la filosofía de Python; se puede ver escirbiendo <text:span text:style-name="Source_20_Text">import this</text:span> en IDLE o en el intérprete de Python.</text:p>
      <text:p text:style-name="P23"/>
      <text:p text:style-name="P23">Los principales métodos<text:span text:style-name="T49"> de</text:span> <text:span text:style-name="T40">entrada y salida en </text:span><text:span text:style-name="T37">archi</text:span><text:span text:style-name="T39">v</text:span><text:span text:style-name="T37">o</text:span> son:</text:p>
      <text:list xml:id="list3449694190" text:style-name="L3">
        <text:list-item>
          <text:p text:style-name="P48"><text:span text:style-name="Source_20_Text">read([size])</text:span> : lee del archivo y devuelve una cadena<text:span text:style-name="T37"> única</text:span> de largo <text:span text:style-name="Source_20_Text">size</text:span> bytes a lo sumo. <text:span text:style-name="T37">Si </text:span><text:span text:style-name="Source_20_Text"><text:span text:style-name="T37">size</text:span></text:span><text:span text:style-name="T37"> es negativo o </text:span><text:span text:style-name="Source_20_Text"><text:span text:style-name="T37">None</text:span></text:span><text:span text:style-name="T37"> (se omite), lee hasta el final del archivo.</text:span></text:p>
        </text:list-item>
        <text:list-item>
          <text:p text:style-name="P48"><text:span text:style-name="Source_20_Text">readline([size])</text:span> : lee <text:span text:style-name="T38">del archivo </text:span><text:span text:style-name="T37">hasta el caracter \n o el fin de archivo y </text:span>devuelve<text:span text:style-name="T37"> una cadena. Si ya está al final del archivo devuelve una cadena nula. Si se indica </text:span><text:span text:style-name="Source_20_Text"><text:span text:style-name="T37">size</text:span></text:span><text:span text:style-name="T37">, lee como máximo esa cantidad.</text:span></text:p>
        </text:list-item>
        <text:list-item>
          <text:p text:style-name="P48"><text:span text:style-name="Source_20_Text">readlines([</text:span><text:span text:style-name="Source_20_Text"><text:span text:style-name="T38">hint</text:span></text:span><text:span text:style-name="Source_20_Text">])</text:span> : lee <text:span text:style-name="T38">del archivo y devuelve una lista de </text:span>líneas, <text:s/>cadenas terminadas en \n<text:span text:style-name="T38">, tantas como indique </text:span><text:span text:style-name="Source_20_Text"><text:span text:style-name="T38">hint</text:span></text:span><text:span text:style-name="T38">; si este valor se omite, es negativo o cero, se lee todo el archivo</text:span>. </text:p>
        </text:list-item>
        <text:list-item>
          <text:p text:style-name="P48"><text:span text:style-name="Source_20_Text">tell()</text:span> : <text:span text:style-name="T39">devuelve la</text:span> posición actual en el archivo. </text:p>
        </text:list-item>
        <text:list-item>
          <text:p text:style-name="P48"><text:span text:style-name="Source_20_Text">seek(offset[, whence])</text:span> : <text:span text:style-name="T39">cambia la posición del archivo en la</text:span> cantidad <text:span text:style-name="Source_20_Text">offset</text:span> de bytes <text:span text:style-name="T39">a partir d</text:span>e<text:span text:style-name="T39"> la</text:span> posición <text:span text:style-name="Source_20_Text">whence</text:span><text:span text:style-name="T39">: <text:s/></text:span>desde principio del archivo<text:span text:style-name="T39"> si es 0, desde la posición actual si es 1</text:span>,<text:span text:style-name="T39"> desde el final del archivo si es 2. Devuelve la posición alcanzada.</text:span></text:p>
        </text:list-item>
        <text:list-item>
          <text:p text:style-name="P47"><text:span text:style-name="Source_20_Text">write(</text:span><text:span text:style-name="Source_20_Text"><text:span text:style-name="T36">cadena</text:span></text:span><text:span text:style-name="Source_20_Text">)</text:span> : escribe la cadena de caracteres al archivo. </text:p>
        </text:list-item>
      </text:list>
      <text:p text:style-name="P23"/>
      <text:h text:style-name="P38" text:outline-level="3"><text:bookmark-start text:name="__RefHeading___Toc1290_1165097524"/>Serialización de objetos con <text:span text:style-name="Source_20_Text"><text:span text:style-name="T20">pickle</text:span></text:span><text:bookmark-end text:name="__RefHeading___Toc1290_1165097524"/></text:h>
      <text:p text:style-name="Standard"><text:span text:style-name="T41">Python admite estructuras de datos complejas. Para asegurar la persistencia de esas estructuras, es preciso poder guardarlas en un archivo y luego recuperarlas exactamente iguales. </text:span><text:span text:style-name="T50">Esto se logra convirtiendo las</text:span><text:span text:style-name="T41"> estructuras en una secuencia de bytes; este proceso se denomina </text:span><text:span text:style-name="T42">serialización</text:span><text:span text:style-name="T41">. El proceso inverso, convertir la secuencia de bytes en las estructuras complejas se denomina </text:span><text:span text:style-name="T42">deserialización</text:span><text:span text:style-name="T41">. </text:span><text:span text:style-name="T44">El módulo </text:span><text:span text:style-name="Source_20_Text"><text:span text:style-name="T44">pickle</text:span></text:span><text:span text:style-name="T44"> permite guardar y recuperar estructuras de Python hacia y desde un archivo. Sus principales funciones son:</text:span></text:p>
      <text:p text:style-name="Código"><text:soft-page-break/>dump(objeto, archivo) <text:s/>: serializa el objeto y lo guarda en el archivo</text:p>
      <text:p text:style-name="Código">load(archivo) : <text:span text:style-name="T50">deserializa y </text:span>recupera un objeto<text:span text:style-name="T44">; se puede reiterar</text:span></text:p>
      <text:p text:style-name="P24">En los ejemplos, el módulo <text:span text:style-name="Source_20_Text">demo_pickle</text:span> muestra el uso de estas funciones.</text:p>
      <text:h text:style-name="Heading_20_3" text:outline-level="3"><text:bookmark-start text:name="__RefHeading___Toc1088_635396442"/>Ejercicios<text:bookmark-end text:name="__RefHeading___Toc1088_635396442"/></text:h>
      <text:list xml:id="list1620082792" text:style-name="L4">
        <text:list-item>
          <text:p text:style-name="P44">Probar en <text:span text:style-name="T25">IDLE o en </text:span>el intérprete de Python los ejemplos de<text:span text:style-name="T25"> este capítulo.</text:span> Asegurarse de entender bien cómo se está dando el formato<text:span text:style-name="T27"> en cada caso</text:span>. </text:p>
          <text:p text:style-name="P44"/>
        </text:list-item>
        <text:list-item>
          <text:p text:style-name="P44">Para dar formato <text:span text:style-name="T25">a cadenas de caracteres </text:span>son útiles<text:span text:style-name="T25"> las funciones </text:span><text:span text:style-name="Source_20_Text">ljust(), rjust(), zfill()</text:span>. ¿Qué hace dada una? <text:span text:style-name="T25">Sugerencia: </text:span><text:span text:style-name="Source_20_Text"><text:span text:style-name="T25">help("zfill")</text:span></text:span><text:span text:style-name="T25">, etc. </text:span>Probar<text:span text:style-name="T25"> estas funciones</text:span> ¿Qué otras funciones de <text:span text:style-name="Source_20_Text">str</text:span> pueden ser útiles para el formato? Sugerencia: <text:span text:style-name="Source_20_Text">help(str)</text:span><text:span text:style-name="T25">, o en la documentación de Python, </text:span><text:span text:style-name="T13"><text:s/></text:span><text:a xlink:type="simple" xlink:href="https://docs.python.org/es/3/library/stdtypes.html#text-sequence-type-str" text:style-name="Internet_20_link" text:visited-style-name="Visited_20_Internet_20_Link"><text:span text:style-name="T13">Cadenas de caracteres</text:span></text:a><text:a xlink:type="simple" xlink:href="https://docs.python.org/es/3/library/stdtypes.html#text-sequence-type-str" text:style-name="Internet_20_link" text:visited-style-name="Visited_20_Internet_20_Link"><text:span text:style-name="T12"> - </text:span></text:a><text:a xlink:type="simple" xlink:href="https://docs.python.org/es/3/library/stdtypes.html#text-sequence-type-str" text:style-name="Internet_20_link" text:visited-style-name="Visited_20_Internet_20_Link"><text:span text:style-name="Source_20_Text"><text:span text:style-name="T12">str</text:span></text:span></text:a><text:span text:style-name="T12">, </text:span><text:span text:style-name="T25">sobre </text:span><text:span text:style-name="T12">el tipo </text:span><text:span text:style-name="Source_20_Text"><text:span text:style-name="T12">str</text:span></text:span><text:span text:style-name="T12"> y sus métodos.</text:span> </text:p>
          <text:p text:style-name="P44"/>
        </text:list-item>
        <text:list-item>
          <text:p text:style-name="P44"><text:span text:style-name="T45">Ejecutar y examinar el código del módulo </text:span><text:span text:style-name="Source_20_Text">demo_archivos</text:span><text:span text:style-name="T45">.</text:span></text:p>
          <text:p text:style-name="P44"/>
        </text:list-item>
        <text:list-item>
          <text:p text:style-name="P44">Grabar en el archivo <text:span text:style-name="Source_20_Text">numerados.txt</text:span> la cadena <text:line-break/><text:span text:style-name="Source_20_Text">st = '0----+----1----+----2----+----3----+----4----+----5'</text:span><text:line-break/>Abrir el archivo en modo lectura. Leer 10 caracteres. Verificar la posición del puntero. ¿Cómo desplazamos el puntero al principio del archivo? ¿Cómo desplazamos el puntero al final del archivo? ¿Cómo leemos los caracteres del 16 al 25 inclusive? Verificar. </text:p>
          <text:p text:style-name="P44"/>
        </text:list-item>
        <text:list-item>
          <text:p text:style-name="P49"><text:span text:style-name="T45">Ejecutar y examinar el código del módulo </text:span><text:span text:style-name="Source_20_Text">demo_pickle</text:span><text:span text:style-name="T45">.</text:span></text:p>
          <text:p text:style-name="P49"/>
        </text:list-item>
        <text:list-item>
          <text:p text:style-name="P49">En el ejemplo de recuperación de objetos <text:span text:style-name="Source_20_Text"><text:span text:style-name="T46">demo_p</text:span></text:span><text:span text:style-name="Source_20_Text">ickle</text:span>, ¿qué pasa si se intenta leer un tercer objeto? ¿Puede leerse un archivo <text:span text:style-name="Source_20_Text">pickle</text:span> con objetos guardados sin saber a priori la cantidad de objetos? ¿Cómo?</text:p>
          <text:p text:style-name="P49"/>
        </text:list-item>
        <text:list-item>
          <text:p text:style-name="P50">Los ejemplos <text:span text:style-name="Source_20_Text">demo_pickle</text:span> y <text:span text:style-name="Source_20_Text">demo_archivos</text:span> se invocan mediante opciones en la línea de comando, e.g. <text:span text:style-name="Source_20_Text"><text:span text:style-name="T51">$ p</text:span></text:span><text:span text:style-name="Source_20_Text">ython3 demo_pickle.py --pickdump</text:span>. ¿Cómo debería modificarse el código para presentar un menú de opciones? ¿Sería posible hacer coexistir las dos formas, invocar por opción o a través de un <text:s/>menú?</text:p>
        </text:list-item>
      </text:list>
      <text:p text:style-name="Standard"/>
      <text:p text:style-name="Standard"/>
      <text:p text:style-name="Horizontal_20_Line"/>
      <table:table table:name="Tabla2" table:style-name="Tabla2">
        <table:table-column table:style-name="Tabla2.A"/>
        <table:table-column table:style-name="Tabla2.B"/>
        <table:table-row table:style-name="TableLine94223228506096">
          <table:table-cell table:style-name="Tabla2.A1" office:value-type="string">
            <text:p text:style-name="P27"><draw:frame draw:style-name="fr1" draw:name="Imagen3" text:anchor-type="paragraph" svg:width="2.999cm" svg:height="1.048cm" draw:z-index="0"><draw:image xlink:href="Pictures/10000201000001930000008DB643D2C7360249B9.png" xlink:type="simple" xlink:show="embed" xlink:actuate="onLoad" loext:mime-type="image/png"/></draw:frame></text:p>
          </table:table-cell>
          <table:table-cell table:style-name="Tabla2.A1" office:value-type="string">
            <text:p text:style-name="P26"><text:span text:style-name="T4">Copyright: </text:span>Victor Gonzalez-Barbone.<text:line-break/>Esta obra s<text:span text:style-name="T5">e</text:span> <text:span text:style-name="T4">publicada </text:span>bajo una Licencia Creative Commons Atribución-CompartirIgual 4.0 Internacional.</text:p>
            <text:p text:style-name="P25">This work is licensed under the Creative Commons Attribution-ShareAlike 4.0 International License. To view a copy of this license, visit <text:a xlink:type="simple" xlink:href="http://creativecommons.org/licenses/by-sa/4.0/" office:name="Creative Commons By-SA License" text:style-name="Internet_20_link" text:visited-style-name="Visited_20_Internet_20_Link">http://creativecommons.org/licenses/by-sa/4.0/</text:a> or send a letter to Creative Commons, PO Box 1866, Mountain View, CA 94042, USA.</text:p>
          </table:table-cell>
        </table:table-row>
      </table:table>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Mono CJK SC1" svg:font-family="'Noto Sans Mono CJK SC'"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Y"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UY"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Código" style:family="paragraph" style:parent-style-name="Standard">
      <loext:graphic-properties draw:fill="solid" draw:fill-color="#dee6ef"/>
      <style:paragraph-properties fo:margin-left="0.741cm" fo:margin-right="0cm" fo:margin-top="0.199cm" fo:margin-bottom="0.199cm" loext:contextual-spacing="true" fo:text-indent="0cm" style:auto-text-indent="false" fo:background-color="#dee6ef"/>
      <style:text-properties style:font-name="Liberation Mono1" fo:font-family="'Liberation Mono'" style:font-family-generic="modern" style:font-pitch="fixed" fo:font-size="10pt" officeooo:rsid="00361f0f" style:font-size-asian="9pt" style:font-size-complex="9pt"/>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xample" style:family="text">
      <style:text-properties style:font-name="Liberation Mono" fo:font-family="'Liberation Mono'" style:font-style-name="Normal" style:font-family-generic="modern" style:font-pitch="fixed" fo:font-size="12pt" style:font-name-asian="Noto Sans Mono CJK SC1" style:font-family-asian="'Noto Sans Mono CJK SC'" style:font-style-name-asian="Normal" style:font-family-generic-asian="swiss" style:font-pitch-asian="variable" style:font-name-complex="Liberation Mono" style:font-family-complex="'Liberation Mono'" style:font-style-name-complex="Normal" style:font-family-generic-complex="modern" style:font-pitch-complex="fixed"/>
    </style:style>
    <style:style style:name="Source_20_Text" style:display-name="Source Text" style:family="text">
      <style:text-properties style:font-name="Liberation Mono1" fo:font-family="'Liberation Mono'" style:font-family-generic="modern" style:font-pitch="fixed" fo:font-size="10pt" fo:background-color="#dee6ef"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Teletype"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3T18:32:23.480934610</meta:creation-date>
    <dc:date>2022-05-09T17:32:43.785905647</dc:date>
    <meta:editing-duration>PT23H2M</meta:editing-duration>
    <meta:editing-cycles>109</meta:editing-cycles>
    <meta:generator>LibreOffice/6.4.7.2$Linux_X86_64 LibreOffice_project/40$Build-2</meta:generator>
    <dc:creator>Víctor González Barbone</dc:creator>
    <meta:document-statistic meta:table-count="1" meta:image-count="1" meta:object-count="0" meta:page-count="5" meta:paragraph-count="155" meta:word-count="1682" meta:character-count="10925" meta:non-whitespace-character-count="9029"/>
  </office:meta>
</office:document-meta>
</file>